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Sitetre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SitetreeTransformer.endElement( String uri , String local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SitetreeTransformer.isFragmentNod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SitetreeTransformer.setup( SourceResolver _resolver , Map _objectModel , String src , Parameters p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ccessControlSitetreeTransform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cessControlSitetreeTransformer.isNode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SitetreeTransformer.startElement( String uri , String local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